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d4635"/>
    </style:style>
    <style:style style:name="P2" style:family="paragraph" style:parent-style-name="Standard">
      <style:paragraph-properties fo:text-align="center" style:justify-single-word="false"/>
      <style:text-properties fo:font-size="20pt" officeooo:rsid="001d4635" officeooo:paragraph-rsid="001d4635" style:font-size-asian="20pt" style:font-size-complex="20pt"/>
    </style:style>
    <style:style style:name="P3" style:family="paragraph" style:parent-style-name="Standard">
      <style:paragraph-properties fo:text-align="center" style:justify-single-word="false"/>
      <style:text-properties fo:font-size="18pt" officeooo:rsid="001d4635" officeooo:paragraph-rsid="001d4635" style:font-size-asian="18pt" style:font-size-complex="18pt"/>
    </style:style>
    <style:style style:name="P4" style:family="paragraph" style:parent-style-name="Standard">
      <style:paragraph-properties fo:text-align="center" style:justify-single-word="false"/>
      <style:text-properties fo:font-size="18pt" fo:font-weight="bold" officeooo:rsid="001d4635" officeooo:paragraph-rsid="001d4635"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5pt" officeooo:rsid="001d4635" officeooo:paragraph-rsid="001d4635" style:font-size-asian="25pt" style:font-size-complex="25pt"/>
    </style:style>
    <style:style style:name="P6" style:family="paragraph" style:parent-style-name="Standard">
      <style:paragraph-properties fo:text-align="center" style:justify-single-word="false"/>
      <style:text-properties fo:font-size="25pt" fo:font-weight="bold" officeooo:rsid="001d4635" officeooo:paragraph-rsid="001d4635" style:font-size-asian="25pt" style:font-weight-asian="bold" style:font-size-complex="25pt" style:font-weight-complex="bold"/>
    </style:style>
    <style:style style:name="P7" style:family="paragraph" style:parent-style-name="Standard">
      <style:paragraph-properties fo:text-align="center" style:justify-single-word="false"/>
      <style:text-properties fo:font-size="15pt" officeooo:rsid="001d4635" officeooo:paragraph-rsid="001d4635" style:font-size-asian="15pt" style:font-size-complex="15pt"/>
    </style:style>
    <style:style style:name="P8" style:family="paragraph" style:parent-style-name="Standard">
      <style:paragraph-properties fo:text-align="center" style:justify-single-word="false"/>
      <style:text-properties fo:font-size="15pt" officeooo:rsid="001d4635" officeooo:paragraph-rsid="001ddd6d" style:font-size-asian="15pt" style:font-size-complex="15pt"/>
    </style:style>
    <style:style style:name="P9" style:family="paragraph" style:parent-style-name="Standard">
      <style:paragraph-properties fo:text-align="center" style:justify-single-word="false"/>
      <style:text-properties fo:font-size="15pt" officeooo:paragraph-rsid="001ddd6d"/>
    </style:style>
    <style:style style:name="P10" style:family="paragraph" style:parent-style-name="Standard">
      <style:text-properties style:font-name="sans-serif" fo:font-size="17.25pt"/>
    </style:style>
    <style:style style:name="P11" style:family="paragraph" style:parent-style-name="Standard">
      <style:paragraph-properties fo:text-align="center" style:justify-single-word="false"/>
      <style:text-properties style:font-name="sans-serif" fo:font-size="17.25pt" officeooo:rsid="001d4635" officeooo:paragraph-rsid="001ddd6d" style:font-size-asian="15pt" style:font-size-complex="15pt"/>
    </style:style>
    <style:style style:name="P12" style:family="paragraph" style:parent-style-name="Text_20_body">
      <style:text-properties officeooo:rsid="00206e4f" officeooo:paragraph-rsid="00206e4f"/>
    </style:style>
    <style:style style:name="P13" style:family="paragraph" style:parent-style-name="Text_20_body">
      <style:paragraph-properties fo:text-align="justify" style:justify-single-word="false"/>
      <style:text-properties style:text-underline-style="solid" style:text-underline-width="auto" style:text-underline-color="font-color" officeooo:rsid="0020b2be" officeooo:paragraph-rsid="0020b2be"/>
    </style:style>
    <style:style style:name="P14" style:family="paragraph" style:parent-style-name="Text_20_body">
      <style:text-properties style:text-underline-style="solid" style:text-underline-width="auto" style:text-underline-color="font-color" officeooo:rsid="0020b2be" officeooo:paragraph-rsid="0020b2be"/>
    </style:style>
    <style:style style:name="P15" style:family="paragraph" style:parent-style-name="Text_20_body">
      <style:paragraph-properties fo:text-align="justify" style:justify-single-word="false"/>
      <style:text-properties style:text-underline-style="solid" style:text-underline-width="auto" style:text-underline-color="font-color" officeooo:rsid="00366742" officeooo:paragraph-rsid="00366742"/>
    </style:style>
    <style:style style:name="P16" style:family="paragraph" style:parent-style-name="Text_20_body">
      <style:paragraph-properties fo:text-align="justify" style:justify-single-word="false"/>
      <style:text-properties style:text-underline-style="none" officeooo:rsid="0020b2be" officeooo:paragraph-rsid="0026eae1"/>
    </style:style>
    <style:style style:name="P17" style:family="paragraph" style:parent-style-name="Text_20_body">
      <style:paragraph-properties fo:text-align="justify" style:justify-single-word="false"/>
      <style:text-properties style:text-underline-style="none" officeooo:rsid="0020b2be" officeooo:paragraph-rsid="00272636"/>
    </style:style>
    <style:style style:name="P18" style:family="paragraph" style:parent-style-name="Text_20_body">
      <style:paragraph-properties fo:text-align="justify" style:justify-single-word="false"/>
      <style:text-properties style:text-underline-style="none" officeooo:rsid="0020b2be" officeooo:paragraph-rsid="002df8f6"/>
    </style:style>
    <style:style style:name="P19" style:family="paragraph" style:parent-style-name="Text_20_body">
      <style:paragraph-properties fo:text-align="justify" style:justify-single-word="false"/>
      <style:text-properties style:text-underline-style="none" officeooo:rsid="00230609" officeooo:paragraph-rsid="0026eae1"/>
    </style:style>
    <style:style style:name="P20" style:family="paragraph" style:parent-style-name="Text_20_body">
      <style:text-properties fo:font-size="16pt" officeooo:rsid="001ddd6d" officeooo:paragraph-rsid="001ddd6d" style:font-size-asian="16pt" style:font-size-complex="16pt"/>
    </style:style>
    <style:style style:name="P21" style:family="paragraph" style:parent-style-name="Text_20_body">
      <style:text-properties fo:font-size="16pt" officeooo:rsid="001f46ff" officeooo:paragraph-rsid="001f46ff" style:font-size-asian="16pt" style:font-size-complex="16pt"/>
    </style:style>
    <style:style style:name="P22" style:family="paragraph" style:parent-style-name="Text_20_body">
      <style:text-properties fo:font-size="16pt" officeooo:rsid="00206e4f" officeooo:paragraph-rsid="00206e4f" style:font-size-asian="16pt" style:font-size-complex="16pt"/>
    </style:style>
    <style:style style:name="P23" style:family="paragraph" style:parent-style-name="Text_20_body">
      <style:text-properties fo:font-size="20pt" style:text-underline-style="solid" style:text-underline-width="auto" style:text-underline-color="font-color" officeooo:rsid="0020b2be" officeooo:paragraph-rsid="0020b2be" style:font-size-asian="20pt" style:font-size-complex="20pt"/>
    </style:style>
    <style:style style:name="P2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2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26"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7"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28"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29"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30" style:family="paragraph" style:parent-style-name="Standard">
      <style:paragraph-properties fo:line-height="100%" fo:text-align="center" style:justify-single-word="false"/>
      <style:text-properties fo:font-size="15pt" officeooo:paragraph-rsid="003f0196"/>
    </style:style>
    <style:style style:name="P31"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32" style:family="paragraph" style:parent-style-name="Standard">
      <style:paragraph-properties fo:line-height="100%"/>
      <style:text-properties style:font-name="sans-serif" fo:font-size="17.25pt" officeooo:paragraph-rsid="003f0196"/>
    </style:style>
    <style:style style:name="P33" style:family="paragraph" style:parent-style-name="Standard">
      <style:paragraph-properties fo:line-height="100%" fo:text-align="center" style:justify-single-word="false"/>
      <style:text-properties officeooo:paragraph-rsid="003f0196"/>
    </style:style>
    <style:style style:name="P34" style:family="paragraph" style:parent-style-name="Heading_20_1">
      <style:text-properties fo:font-size="30pt" style:font-size-asian="30pt" style:font-size-complex="30pt"/>
    </style:style>
    <style:style style:name="P35" style:family="paragraph" style:parent-style-name="Heading_20_1">
      <style:paragraph-properties fo:line-height="100%"/>
      <style:text-properties fo:font-size="30pt" officeooo:paragraph-rsid="003f0196" style:font-size-asian="30pt" style:font-size-complex="30pt"/>
    </style:style>
    <style:style style:name="P36" style:family="paragraph" style:parent-style-name="Text_20_body">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2df8f6" style:letter-kerning="true" style:font-size-asian="12pt" style:font-style-asian="normal" style:font-weight-asian="normal" style:font-size-complex="12pt" style:text-emphasize="none"/>
    </style:style>
    <style:style style:name="P3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3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3f0196" style:letter-kerning="true" style:font-size-asian="10.5pt" style:font-style-asian="normal" style:font-weight-asian="normal" style:font-size-complex="12pt" style:text-emphasize="none"/>
    </style:style>
    <style:style style:name="P3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3f0196" style:letter-kerning="true" style:font-size-asian="10.5pt" style:font-style-asian="normal" style:font-weight-asian="normal" style:font-size-complex="12pt" style:text-emphasize="none"/>
    </style:style>
    <style:style style:name="P4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3f0196" style:letter-kerning="true" style:font-size-asian="10.5pt" style:font-style-asian="normal" style:font-weight-asian="normal" style:font-size-complex="12pt" style:text-emphasize="none"/>
    </style:style>
    <style:style style:name="P4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3f0196" style:letter-kerning="true" style:font-size-asian="10.5pt" style:font-style-asian="normal" style:font-weight-asian="normal" style:font-size-complex="12pt" style:text-emphasize="none"/>
    </style:style>
    <style:style style:name="P42" style:family="paragraph" style:parent-style-name="Text_20_body">
      <style:paragraph-properties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66742" style:letter-kerning="true" style:font-size-asian="20pt" style:font-style-asian="normal" style:font-weight-asian="normal" style:font-size-complex="20pt" style:text-emphasize="none"/>
    </style:style>
    <style:style style:name="P4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4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3f0196" style:letter-kerning="true" style:font-size-asian="20pt" style:font-style-asian="normal" style:font-weight-asian="normal" style:font-size-complex="20pt" style:text-emphasize="none"/>
    </style:style>
    <style:style style:name="P4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46" style:family="paragraph" style:parent-style-name="Text_20_body">
      <style:paragraph-properties fo:line-height="100%"/>
      <style:text-properties officeooo:paragraph-rsid="003f0196"/>
    </style:style>
    <style:style style:name="P47" style:family="paragraph" style:parent-style-name="Text_20_body">
      <style:paragraph-properties fo:line-height="100%"/>
      <style:text-properties fo:font-size="16pt" officeooo:rsid="001ddd6d" officeooo:paragraph-rsid="003f0196" style:font-size-asian="16pt" style:font-size-complex="16pt"/>
    </style:style>
    <style:style style:name="P48" style:family="paragraph" style:parent-style-name="Text_20_body">
      <style:paragraph-properties fo:line-height="100%"/>
      <style:text-properties fo:font-size="16pt" officeooo:rsid="001f46ff" officeooo:paragraph-rsid="003f0196" style:font-size-asian="16pt" style:font-size-complex="16pt"/>
    </style:style>
    <style:style style:name="P49" style:family="paragraph" style:parent-style-name="Text_20_body">
      <style:paragraph-properties fo:line-height="100%"/>
      <style:text-properties fo:font-size="16pt" officeooo:rsid="00206e4f" officeooo:paragraph-rsid="003f0196" style:font-size-asian="16pt" style:font-size-complex="16pt"/>
    </style:style>
    <style:style style:name="P50" style:family="paragraph" style:parent-style-name="Text_20_body">
      <style:paragraph-properties fo:line-height="100%"/>
      <style:text-properties officeooo:rsid="00206e4f" officeooo:paragraph-rsid="003f0196"/>
    </style:style>
    <style:style style:name="P51"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52"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53" style:family="paragraph" style:parent-style-name="Text_20_body">
      <style:paragraph-properties fo:line-height="100%" fo:text-align="justify" style:justify-single-word="false"/>
      <style:text-properties style:text-underline-style="solid" style:text-underline-width="auto" style:text-underline-color="font-color" officeooo:rsid="00366742" officeooo:paragraph-rsid="003f0196"/>
    </style:style>
    <style:style style:name="P54" style:family="paragraph" style:parent-style-name="Text_20_body">
      <style:paragraph-properties fo:line-height="100%"/>
      <style:text-properties fo:font-size="20pt" style:text-underline-style="solid" style:text-underline-width="auto" style:text-underline-color="font-color" officeooo:rsid="0020b2be" officeooo:paragraph-rsid="003f0196" style:font-size-asian="20pt" style:font-size-complex="20pt"/>
    </style:style>
    <style:style style:name="P55" style:family="paragraph" style:parent-style-name="Text_20_body">
      <style:paragraph-properties fo:line-height="100%" fo:text-align="justify" style:justify-single-word="false"/>
      <style:text-properties fo:font-size="20pt" style:text-underline-style="solid" style:text-underline-width="auto" style:text-underline-color="font-color" officeooo:rsid="004030ae" officeooo:paragraph-rsid="003f0196" style:font-size-asian="20pt" style:font-size-complex="20pt"/>
    </style:style>
    <style:style style:name="P56"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57" style:family="paragraph" style:parent-style-name="Text_20_body">
      <style:paragraph-properties fo:line-height="100%" fo:text-align="justify" style:justify-single-word="false"/>
      <style:text-properties fo:font-size="12pt" style:text-underline-style="none" officeooo:rsid="0045f489" officeooo:paragraph-rsid="003f0196" style:font-size-asian="10.5pt" style:font-size-complex="12pt"/>
    </style:style>
    <style:style style:name="P58" style:family="paragraph" style:parent-style-name="Text_20_body">
      <style:paragraph-properties fo:line-height="100%" fo:text-align="justify" style:justify-single-word="false"/>
      <style:text-properties fo:font-size="12pt" style:text-underline-style="none" officeooo:rsid="003ef920" officeooo:paragraph-rsid="003f0196" style:font-size-asian="10.5pt" style:font-size-complex="12pt"/>
    </style:style>
    <style:style style:name="P59"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60"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61"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62"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44f753"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4030ae"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fo:font-weight="normal" officeooo:rsid="00468921"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8"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9"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30"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31" style:family="text">
      <style:text-properties fo:color="#000000" style:text-outline="false" style:text-line-through-style="none" style:text-line-through-type="none" style:font-name="Liberation Serif" fo:font-size="20pt" fo:letter-spacing="normal" fo:font-style="normal" fo:text-shadow="none" fo:font-weight="normal" style:letter-kerning="true" style:font-size-asian="20pt" style:font-style-asian="normal" style:font-weight-asian="normal" style:font-size-complex="20pt" style:text-emphasize="none"/>
    </style:style>
    <style:style style:name="T32" style:family="text">
      <style:text-properties fo:color="#000000" style:text-outline="false" style:text-line-through-style="none" style:text-line-through-type="none" style:font-name="Liberation Serif" fo:font-size="20pt" fo:letter-spacing="normal" fo:font-style="normal" fo:text-shadow="none" fo:font-weight="normal" officeooo:rsid="002df8f6" style:letter-kerning="true" style:font-size-asian="20pt" style:font-style-asian="normal" style:font-weight-asian="normal" style:font-size-complex="20pt" style:text-emphasize="none"/>
    </style:style>
    <style:style style:name="T33" style:family="text">
      <style:text-properties officeooo:rsid="002306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
      <text:p text:style-name="P24"/>
      <text:p text:style-name="P24"/>
      <text:p text:style-name="P25">PROJET N°3</text:p>
      <text:p text:style-name="P25">ANNUAIRE COLLABORATIF DE SITES D’INFORMATIONS</text:p>
      <text:p text:style-name="P26"/>
      <text:p text:style-name="P26"/>
      <text:p text:style-name="P26"/>
      <text:p text:style-name="P26"/>
      <text:p text:style-name="P27">DELAIN ARTHUR</text:p>
      <text:p text:style-name="P28">BETHOULE YOHANN</text:p>
      <text:p text:style-name="P28">CARDOSO ALEX</text:p>
      <text:p text:style-name="P28">PERROT YANNIS</text:p>
      <text:p text:style-name="P28">POINT JONATHAN</text:p>
      <text:p text:style-name="P28"/>
      <text:p text:style-name="P28"/>
      <text:p text:style-name="P28">Encadré par SAMIR CHAFIK</text:p>
      <text:p text:style-name="P28"/>
      <text:p text:style-name="P28"/>
      <text:p text:style-name="P28"/>
      <text:p text:style-name="P28"/>
      <text:p text:style-name="P28"/>
      <text:p text:style-name="P28"/>
      <text:p text:style-name="P28"/>
      <text:p text:style-name="P28"/>
      <text:p text:style-name="P28"/>
      <text:p text:style-name="P29">IUT de Clermont-Ferrand, Département Informatique, Année 2017-2018</text:p>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text:span text:style-name="T2">N</text:span><text:span text:style-name="T1">ous autorisons la diffusion de notre rapport </text:span></text:p>
      <text:p text:style-name="P32"><text:tab/><text:tab/><text:tab/><text:tab/>sur l’intranet de l’IU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
      <text:p text:style-name="P33"/>
      <text:p text:style-name="P33"/>
      <text:h text:style-name="P35" text:outline-level="1"><text:soft-page-break/>Sommaire</text:h>
      <text:p text:style-name="P46"/>
      <text:p text:style-name="P47">1. Introduction</text:p>
      <text:p text:style-name="P47">2. <text:span text:style-name="T3">Présentation du sujet</text:span></text:p>
      <text:p text:style-name="P48">3. Analyse et gestion de projet</text:p>
      <text:p text:style-name="P48"><text:tab/>3.1. Nos choix techniques</text:p>
      <text:p text:style-name="P48"><text:tab/>3.2. Analyse conceptuelle</text:p>
      <text:p text:style-name="P48"><text:tab/>3.3. Répartition des tâches</text:p>
      <text:p text:style-name="P48">4. Programmation</text:p>
      <text:p text:style-name="P48"><text:tab/>4.1. Le site web</text:p>
      <text:p text:style-name="P48"><text:tab/>4.2. L’extension de navigateur</text:p>
      <text:p text:style-name="P49">Bilan technique</text:p>
      <text:p text:style-name="P49">Conclusion</text:p>
      <text:p text:style-name="P49">Résumé en anglais</text:p>
      <text:p text:style-name="P49">Bibliographie</text:p>
      <text:p text:style-name="P49">Lexiqu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
      <text:p text:style-name="P54"><text:soft-page-break/>1. Introduction</text:p>
      <text:p text:style-name="P51"/>
      <text:p text:style-name="P61"><text:tab/><text:span text:style-name="T33">Notre projet </text:span><text:span text:style-name="T4">« Wib » est une app</text:span><text:span text:style-name="T5">l</text:span><text:span text:style-name="T4">ication web comprenant un site et une extension de navigateur, </text:span><text:span text:style-name="T6">dont l’idée originelle revient à Arthur Delain. Ce projet a pour but d’être un annuaire de sites d’informations, auquel les utilisateurs pourront activement participer. </text:span><text:span text:style-name="T16">L’équipe de développement est constituée d’Arthur Delain -chef de projet-, Alex Cardoso, Yohann Bethoule, Yannis Perrot et Jonathan Point, </text:span><text:span text:style-name="T17">et nous sommes encadrés par Chafik Samir.</text:span><text:span text:style-name="T16"> </text:span></text:p>
      <text:p text:style-name="P62"><text:span text:style-name="T7">Le site internet du journal « Le Monde » publie depuis 2017 un moteur de recherche de sites d’informations appelé le Décodex. </text:span><text:span text:style-name="T8">Or, il nous semble regrettable de juger de la qualité d’un journal <text:s/>par l’avis d’un groupe restreint de rédacteurs, qui plus est employés par un groupe concurrent appartenant à un parti privé. La </text:span><text:span text:style-name="T9">problématique</text:span><text:span text:style-name="T8"> de notre projet était donc de </text:span><text:span text:style-name="T9">recréer le même concept d’annuaire de sites d’informations, mais avec une dimension collaborative, à la manière d’un wiki.</text:span></text:p>
      <text:p text:style-name="P61"><text:span text:style-name="T6">Ainsi, chaque </text:span><text:span text:style-name="T13">visiteur de notre site internet</text:span><text:span text:style-name="T6"> pourra </text:span><text:span text:style-name="T10">consulter la moyenne des notes données à un site d’informations par les autres utilisateurs ainsi que leurs commentaires. </text:span><text:span text:style-name="T6">L’objectif de cette participation active des utilisateurs est de pouvoir présenter des indices de qualité et de fiabilité des médias du web qui soient les plus neutres et objectifs possibles.</text:span></text:p>
      <text:p text:style-name="P61"><text:span text:style-name="T13">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4">Nous</text:span><text:span text:style-name="T12"> avons </text:span><text:span text:style-name="T14">donc </text:span><text:span text:style-name="T12">décidé de développer une </text:span><text:span text:style-name="T10">extension de navigateur </text:span><text:span text:style-name="T18">en plus de notre site web</text:span><text:span text:style-name="T10">, </text:span><text:span text:style-name="T12">afin de permettre</text:span><text:span text:style-name="T10"> </text:span><text:span text:style-name="T13">un gain de</text:span><text:span text:style-name="T10"> temps </text:span><text:span text:style-name="T11">significatif</text:span><text:span text:style-name="T10"> dans l’utilisation de notre application. Son but est de présenter un aperçu rapide des informations disponibles à propos du site sur lequel l’utilisateur se trouve, </text:span><text:span text:style-name="T11">ainsi que lui donner la possibilité de noter ou commenter lui-même </text:span><text:span text:style-name="T13">ce site, </text:span><text:span text:style-name="T11">directement depuis la bulle d’extension, </text:span><text:span text:style-name="T15">et ce sans jamais quitter l’onglet courant.</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3"><text:soft-page-break/><text:span text:style-name="T32">2. </text:span><text:span text:style-name="T31">Présentation du sujet</text:span></text:p>
      <text:p text:style-name="P43"/>
      <text:p text:style-name="P56"><text:span text:style-name="T20"><text:tab/></text:span><text:span text:style-name="T21">Pour faciliter la compréhension entre les utilisateurs, nous avons choisi d’organiser les informations concernant un article dans une fiche qui contient les informations suivantes : Nom de domaine du site, courte description, une note de fiabilité</text:span><text:span text:style-name="T22"> et </text:span><text:span text:style-name="T21">une note de cohérence </text:span><text:span text:style-name="T22">sur 5</text:span><text:span text:style-name="T21">, et une zone de commentaires. </text:span><text:span text:style-name="T23">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56"><text:span text:style-name="T20"><text:tab/>Une extension de navigateur - ou add-on – est un petit logiciel intégré à un navigateur web, et qui permet de personnaliser l’expérience de l’internaute. Elles se basent sur les technologies standards du web : HTML, CSS </text:span><text:span text:style-name="T24">e</text:span><text:span text:style-name="T20">t JavaScript. </text:span><text:span text:style-name="T25">De manière générale, une extension doit suivre un seul but bien défini</text:span><text:span text:style-name="T20">. </text:span><text:span text:style-name="T24">L’interface utilisateur d’un add-on peut prendre diverse forme selon l’objectif recherché : un bouton dans la barre d’extension, une fenêtre pop-up, ou même remplacer complètement la page active. </text:span></text:p>
      <text:p text:style-name="P57"><text:span text:style-name="T24">L’</text:span><text:span text:style-name="T19">objectif de notre extension est de donner à l’internaute un accès rapide aux informations pertinentes concernant l’article ou le site sur lequel il se tr</text:span><text:span text:style-name="T26">ouve. </text:span><text:span text:style-name="T19"><text:s/></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4">3. Analyse et gestion de projet</text:p>
      <text:p text:style-name="P44">3.1. Nos choix techniques</text:p>
      <text:p text:style-name="P44"/>
      <text:p text:style-name="P58"><text:span text:style-name="T19"><text:tab/></text:span><text:span text:style-name="T29">Node.js</text:span></text:p>
      <text:p text:style-name="P41"/>
      <text:p text:style-name="P39"><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39"/>
      <text:p text:style-name="P58"><text:span text:style-name="T19"><text:tab/></text:span><text:span text:style-name="T29">WebExtensions</text:span></text:p>
      <text:p text:style-name="P41"/>
      <text:p text:style-name="P58"><text:span text:style-name="T19"><text:tab/></text:span><text:span text:style-name="T27">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0">e nouveau système</text:span><text:span text:style-name="T27"> proposée par Mozilla, les WebExtensions. </text:span><text:span text:style-name="T20">Ce format d’add-on permet la portabilité sur Google Chrome, Opera et Edge, avec dans le pire des cas de minimes changements à effectuer. </text:span><text:span text:style-name="T27"><text:s/></text:span></text:p>
      <text:p text:style-name="P40"/>
      <text:p text:style-name="P40"/>
      <text:p text:style-name="P55"><text:span text:style-name="T27">B</text:span><text:span text:style-name="T19">ibliographie</text:span></text:p>
      <text:p text:style-name="P45"/>
      <text:p text:style-name="P59"><text:span text:style-name="Emphasis"><text:span text:style-name="T19">-</text:span></text:span><text:span text:style-name="Emphasis"><text:span text:style-name="T30">Mozilla Developer Network</text:span></text:span><text:span text:style-name="T19"> (MDN) :</text:span></text:p>
      <text:p text:style-name="P59"><text:a xlink:type="simple" xlink:href="https://developer.mozilla.org/fr/Add-ons/WebExtensions" text:style-name="Internet_20_link" text:visited-style-name="Visited_20_Internet_20_Link"><text:span text:style-name="T19">https://developer.mozilla.org/fr/Add-ons/WebExtensions</text:span></text:a></text:p>
      <text:p text:style-name="P59"><text:span text:style-name="T19">-</text:span><text:span text:style-name="T28">Chrome extensions :</text:span></text:p>
      <text:p text:style-name="P60"><text:a xlink:type="simple" xlink:href="https://developer.chrome.com/extension" text:style-name="Internet_20_link" text:visited-style-name="Visited_20_Internet_20_Link"><text:span text:style-name="T19">https://developer.chrome.com/extension</text:span></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15M48S</meta:editing-duration>
    <meta:editing-cycles>13</meta:editing-cycles>
    <meta:generator>LibreOffice/5.1.6.2$Linux_X86_64 LibreOffice_project/10m0$Build-2</meta:generator>
    <dc:date>2018-03-11T17:00:53.956153689</dc:date>
    <meta:document-statistic meta:table-count="0" meta:image-count="0" meta:object-count="0" meta:page-count="6" meta:paragraph-count="46" meta:word-count="798" meta:character-count="5249" meta:non-whitespace-character-count="4469"/>
  </office:meta>
</office:document-meta>
</file>